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8dfb1b"/>
    </style:style>
    <style:style style:name="P2" style:family="paragraph" style:parent-style-name="Text_20_body">
      <style:text-properties fo:language="en" fo:country="US" officeooo:rsid="0053035e"/>
    </style:style>
    <style:style style:name="P3" style:family="paragraph" style:parent-style-name="Heading_20_3">
      <style:text-properties style:font-name="Liberation Sans" fo:font-size="18pt" style:font-size-asian="18pt" style:font-size-complex="18pt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Heading_20_4">
      <style:text-properties style:font-name="Liberation Sans"/>
    </style:style>
    <style:style style:name="P6" style:family="paragraph" style:parent-style-name="Text_20_body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baa622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>
      <style:text-properties officeooo:paragraph-rsid="00bca3ab"/>
    </style:style>
    <style:style style:name="P10" style:family="paragraph" style:parent-style-name="Heading_20_3">
      <style:text-properties style:font-name="Liberation Sans" fo:font-size="18pt" officeooo:paragraph-rsid="00923f6f" style:font-size-asian="18pt" style:font-size-complex="18pt"/>
    </style:style>
    <style:style style:name="P11" style:family="paragraph" style:parent-style-name="Text_20_body">
      <style:text-properties style:font-name="Liberation Sans" officeooo:paragraph-rsid="00923f6f"/>
    </style:style>
    <style:style style:name="P12" style:family="paragraph" style:parent-style-name="Heading_20_4">
      <style:text-properties style:font-name="Liberation Sans" officeooo:paragraph-rsid="00923f6f"/>
    </style:style>
    <style:style style:name="P13" style:family="paragraph" style:parent-style-name="Text_20_body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923f6f"/>
    </style:style>
    <style:style style:name="P14" style:family="paragraph" style:parent-style-name="Text_20_body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be7a01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officeooo:paragraph-rsid="00923f6f"/>
    </style:style>
    <style:style style:name="P16" style:family="paragraph" style:parent-style-name="Text_20_body" style:list-style-name="L1">
      <style:text-properties officeooo:paragraph-rsid="00be7a01"/>
    </style:style>
    <style:style style:name="P17" style:family="paragraph" style:parent-style-name="Text_20_body">
      <style:text-properties style:text-line-through-style="none" style:text-line-through-type="none" style:font-name="Liberation Sans" officeooo:paragraph-rsid="00971da3"/>
    </style:style>
    <style:style style:name="P18" style:family="paragraph" style:parent-style-name="Text_20_body">
      <style:text-properties style:text-line-through-style="none" style:text-line-through-type="none" style:font-name="Liberation Sans" officeooo:paragraph-rsid="007772da"/>
    </style:style>
    <style:style style:name="P19" style:family="paragraph" style:parent-style-name="Heading_20_4">
      <style:text-properties officeooo:paragraph-rsid="007772da"/>
    </style:style>
    <style:style style:name="P20" style:family="paragraph" style:parent-style-name="Text_20_body">
      <style:text-properties officeooo:paragraph-rsid="009a032c"/>
    </style:style>
    <style:style style:name="P21" style:family="paragraph" style:parent-style-name="Text_20_body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9c011a"/>
    </style:style>
    <style:style style:name="P22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text-indent="0cm" style:auto-text-indent="false" style:writing-mode="lr-tb"/>
      <style:text-properties officeooo:paragraph-rsid="0080f8c0"/>
    </style:style>
    <style:style style:name="P23" style:family="paragraph" style:parent-style-name="Heading_20_4">
      <style:text-properties style:font-name="Liberation Sans" officeooo:paragraph-rsid="007650a3"/>
    </style:style>
    <style:style style:name="P24" style:family="paragraph" style:parent-style-name="Text_20_body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650a3"/>
    </style:style>
    <style:style style:name="P25" style:family="paragraph" style:parent-style-name="Text_20_body">
      <style:text-properties style:font-name="Liberation Sans" officeooo:paragraph-rsid="007477b4"/>
    </style:style>
    <style:style style:name="P26" style:family="paragraph" style:parent-style-name="Text_20_body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477b4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6ada26"/>
    </style:style>
    <style:style style:name="P29" style:family="paragraph" style:parent-style-name="Heading_20_4">
      <style:text-properties officeooo:paragraph-rsid="00a24b24"/>
    </style:style>
    <style:style style:name="P30" style:family="paragraph" style:parent-style-name="Text_20_body">
      <style:text-properties officeooo:paragraph-rsid="00a15e7f"/>
    </style:style>
    <style:style style:name="P31" style:family="paragraph" style:parent-style-name="Text_20_body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a15e7f"/>
    </style:style>
    <style:style style:name="P32" style:family="paragraph" style:parent-style-name="Heading_20_4">
      <style:text-properties officeooo:paragraph-rsid="00a15e7f"/>
    </style:style>
    <style:style style:name="P33" style:family="paragraph" style:parent-style-name="Text_20_body">
      <style:text-properties style:font-name="Liberation Sans" officeooo:paragraph-rsid="00a775c1"/>
    </style:style>
    <style:style style:name="P34" style:family="paragraph" style:parent-style-name="Heading_20_4">
      <style:text-properties style:font-name="Liberation Sans" officeooo:paragraph-rsid="00a89696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a15e7f"/>
    </style:style>
    <style:style style:name="P36" style:family="paragraph" style:parent-style-name="Heading_20_3">
      <style:text-properties officeooo:paragraph-rsid="00a15e7f"/>
    </style:style>
    <style:style style:name="P37" style:family="paragraph" style:parent-style-name="Heading_20_3">
      <style:text-properties style:font-name="Liberation Sans" officeooo:paragraph-rsid="007bc8b0"/>
    </style:style>
    <style:style style:name="P38" style:family="paragraph" style:parent-style-name="Text_20_body">
      <style:text-properties fo:language="en" fo:country="US" officeooo:rsid="00370af3" officeooo:paragraph-rsid="007bc8b0" fo:background-color="#cccccc"/>
    </style:style>
    <style:style style:name="P39" style:family="paragraph" style:parent-style-name="Heading_20_3">
      <style:text-properties style:font-name="Liberation Sans"/>
    </style:style>
    <style:style style:name="P40" style:family="paragraph" style:parent-style-name="Text_20_body" style:list-style-name="L2">
      <style:paragraph-properties fo:margin-right="0cm" fo:margin-top="0cm" fo:margin-bottom="0cm" style:contextual-spacing="false" fo:line-height="150%"/>
      <style:text-properties officeooo:paragraph-rsid="00620d1d"/>
    </style:style>
    <style:style style:name="P41" style:family="paragraph" style:parent-style-name="Text_20_body" style:list-style-name="L2">
      <style:paragraph-properties fo:margin-right="0cm" fo:margin-top="0cm" fo:margin-bottom="0cm" style:contextual-spacing="false" fo:line-height="150%"/>
      <style:text-properties officeooo:paragraph-rsid="004fc111"/>
    </style:style>
    <style:style style:name="P42" style:family="paragraph" style:parent-style-name="Text_20_body" style:list-style-name="L2">
      <style:paragraph-properties fo:margin-right="0cm" fo:margin-top="0cm" fo:margin-bottom="0cm" style:contextual-spacing="false" fo:line-height="150%"/>
      <style:text-properties officeooo:paragraph-rsid="00b05ab3"/>
    </style:style>
    <style:style style:name="P43" style:family="paragraph" style:parent-style-name="Text_20_body" style:list-style-name="L2">
      <style:paragraph-properties fo:margin-right="0cm" fo:line-height="150%"/>
      <style:text-properties officeooo:paragraph-rsid="0065c62d"/>
    </style:style>
    <style:style style:name="P44" style:family="paragraph" style:parent-style-name="Heading_20_3">
      <style:text-properties style:font-name="Liberation Sans" fo:language="en" fo:country="US" officeooo:rsid="00370af3" officeooo:paragraph-rsid="0061a02a" fo:background-color="#cccccc"/>
    </style:style>
    <style:style style:name="P45" style:family="paragraph" style:parent-style-name="Text_20_body">
      <style:paragraph-properties fo:margin-top="0cm" fo:margin-bottom="0cm" style:contextual-spacing="false"/>
      <style:text-properties officeooo:paragraph-rsid="001bd564"/>
    </style:style>
    <style:style style:name="P46" style:family="paragraph" style:parent-style-name="Preformatted_20_Text">
      <style:paragraph-properties fo:line-height="115%"/>
      <style:text-properties style:font-name="Liberation Serif" fo:font-size="12pt" officeooo:rsid="00120aef" officeooo:paragraph-rsid="00865855" fo:background-color="transparent" style:font-size-asian="12pt" style:font-size-complex="12pt"/>
    </style:style>
    <style:style style:name="P47" style:family="paragraph" style:parent-style-name="Preformatted_20_Text">
      <style:paragraph-properties fo:margin-right="0cm" fo:line-height="115%" style:writing-mode="lr-tb"/>
      <style:text-properties officeooo:paragraph-rsid="00c0ff83"/>
    </style:style>
    <style:style style:name="P48" style:family="paragraph" style:parent-style-name="Preformatted_20_Text">
      <style:paragraph-properties fo:margin-right="0cm" fo:line-height="115%" style:writing-mode="lr-tb"/>
      <style:text-properties officeooo:paragraph-rsid="00b1dce5"/>
    </style:style>
    <style:style style:name="P49" style:family="paragraph" style:parent-style-name="Preformatted_20_Text">
      <style:paragraph-properties fo:margin-right="0cm" fo:line-height="115%" style:writing-mode="lr-tb"/>
      <style:text-properties officeooo:paragraph-rsid="008a8b44"/>
    </style:style>
    <style:style style:name="P50" style:family="paragraph" style:parent-style-name="Preformatted_20_Text">
      <style:paragraph-properties fo:margin-right="0cm" fo:line-height="115%" style:writing-mode="lr-tb"/>
      <style:text-properties officeooo:paragraph-rsid="00b38c8e"/>
    </style:style>
    <style:style style:name="T1" style:family="text">
      <style:text-properties style:font-name="Liberation Sans" officeooo:rsid="0017b6ca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8f421f"/>
    </style:style>
    <style:style style:name="T4" style:family="text">
      <style:text-properties style:font-name="Liberation Sans" officeooo:rsid="005143fd"/>
    </style:style>
    <style:style style:name="T5" style:family="text">
      <style:text-properties style:font-name="Liberation Sans" officeooo:rsid="001342ad"/>
    </style:style>
    <style:style style:name="T6" style:family="text">
      <style:text-properties style:font-name="Liberation Sans" officeooo:rsid="0015305c"/>
    </style:style>
    <style:style style:name="T7" style:family="text">
      <style:text-properties style:font-name="Liberation Sans" fo:language="ru" fo:country="RU" officeooo:rsid="0080b967"/>
    </style:style>
    <style:style style:name="T8" style:family="text">
      <style:text-properties style:font-name="Liberation Sans" officeooo:rsid="0080b967"/>
    </style:style>
    <style:style style:name="T9" style:family="text">
      <style:text-properties style:font-name="Liberation Sans" style:text-underline-style="none" fo:font-weight="normal" fo:background-color="transparent" loext:char-shading-value="0" style:font-weight-asian="normal" style:font-weight-complex="normal"/>
    </style:style>
    <style:style style:name="T10" style:family="text">
      <style:text-properties style:font-name="Liberation Sans" fo:language="ru" fo:country="RU"/>
    </style:style>
    <style:style style:name="T11" style:family="text">
      <style:text-properties style:font-name="Liberation Sans" fo:language="en" fo:country="US" officeooo:rsid="00b9201d"/>
    </style:style>
    <style:style style:name="T12" style:family="text">
      <style:text-properties style:font-name="Liberation Sans" fo:language="ru" fo:country="RU" officeooo:rsid="00b9201d"/>
    </style:style>
    <style:style style:name="T13" style:family="text">
      <style:text-properties style:font-name="Liberation Sans" fo:language="en" fo:country="US" officeooo:rsid="00b9201d" fo:background-color="#ffbf00" loext:char-shading-value="0"/>
    </style:style>
    <style:style style:name="T14" style:family="text">
      <style:text-properties style:font-name="Liberation Sans" fo:language="ru" fo:country="RU" officeooo:rsid="008dfb1b"/>
    </style:style>
    <style:style style:name="T15" style:family="text">
      <style:text-properties style:font-name="Liberation Sans" fo:language="en" fo:country="US" officeooo:rsid="008dfb1b" fo:background-color="#ffbf00" loext:char-shading-value="0"/>
    </style:style>
    <style:style style:name="T16" style:family="text">
      <style:text-properties style:font-name="Liberation Sans" fo:language="en" fo:country="US" officeooo:rsid="008dfb1b"/>
    </style:style>
    <style:style style:name="T17" style:family="text">
      <style:text-properties style:font-name="Liberation Sans" fo:language="ru" fo:country="RU" officeooo:rsid="008dfb1b" fo:background-color="#ffbf00" loext:char-shading-value="0"/>
    </style:style>
    <style:style style:name="T18" style:family="text">
      <style:text-properties style:font-name="Liberation Sans" officeooo:rsid="00b9201d"/>
    </style:style>
    <style:style style:name="T19" style:family="text">
      <style:text-properties style:font-name="Liberation Sans" fo:language="ru" fo:country="RU" officeooo:rsid="00706cda"/>
    </style:style>
    <style:style style:name="T20" style:family="text">
      <style:text-properties style:font-name="Liberation Sans" fo:language="ru" fo:country="RU" fo:background-color="transparent" loext:char-shading-value="0"/>
    </style:style>
    <style:style style:name="T21" style:family="text">
      <style:text-properties style:font-name="Liberation Sans" fo:font-size="10pt" fo:background-color="#cccccc" loext:char-shading-value="0" style:font-name-asian="NSimSun" style:font-size-asian="10pt" style:font-name-complex="Liberation Mono" style:font-size-complex="10pt"/>
    </style:style>
    <style:style style:name="T22" style:family="text">
      <style:text-properties fo:font-weight="bold" style:font-size-asian="12pt" style:font-weight-asian="bold" style:font-weight-complex="bold"/>
    </style:style>
    <style:style style:name="T23" style:family="text">
      <style:text-properties style:font-name="Liberation Sans" fo:background-color="#cccccc" loext:char-shading-value="0"/>
    </style:style>
    <style:style style:name="T24" style:family="text">
      <style:text-properties style:font-name="Liberation Sans" officeooo:rsid="0055802f" fo:background-color="#cccccc" loext:char-shading-value="0"/>
    </style:style>
    <style:style style:name="T25" style:family="text">
      <style:text-properties style:font-name="Liberation Sans" fo:language="en" fo:country="US" officeooo:rsid="0055802f" fo:background-color="#cccccc" loext:char-shading-value="0"/>
    </style:style>
    <style:style style:name="T26" style:family="text">
      <style:text-properties style:font-name="Liberation Sans" fo:language="en" fo:country="US" officeooo:rsid="00916daf" fo:background-color="#cccccc" loext:char-shading-value="0"/>
    </style:style>
    <style:style style:name="T27" style:family="text">
      <style:text-properties style:font-name="Liberation Sans" fo:background-color="#ffbf00" loext:char-shading-value="0"/>
    </style:style>
    <style:style style:name="T28" style:family="text">
      <style:text-properties style:font-name="Liberation Sans" fo:language="en" fo:country="US" officeooo:rsid="0055802f" fo:background-color="#ffbf00" loext:char-shading-value="0"/>
    </style:style>
    <style:style style:name="T29" style:family="text">
      <style:text-properties style:font-name="Liberation Sans" fo:language="en" fo:country="US" fo:background-color="#ffbf00" loext:char-shading-value="0"/>
    </style:style>
    <style:style style:name="T30" style:family="text">
      <style:text-properties style:font-name="Liberation Sans" officeooo:rsid="007e6899"/>
    </style:style>
    <style:style style:name="T31" style:family="text">
      <style:text-properties style:font-name="Liberation Sans" fo:font-weight="normal" style:font-weight-asian="normal" style:font-weight-complex="normal"/>
    </style:style>
    <style:style style:name="T32" style:family="text">
      <style:text-properties style:font-name="Liberation Sans" fo:language="ru" fo:country="RU" fo:font-weight="normal" officeooo:rsid="00916daf" style:font-weight-asian="normal" style:font-weight-complex="normal"/>
    </style:style>
    <style:style style:name="T33" style:family="text">
      <style:text-properties officeooo:rsid="00923f6f"/>
    </style:style>
    <style:style style:name="T34" style:family="text">
      <style:text-properties officeooo:rsid="0092ee28"/>
    </style:style>
    <style:style style:name="T35" style:family="text">
      <style:text-properties officeooo:rsid="009342d5"/>
    </style:style>
    <style:style style:name="T36" style:family="text">
      <style:text-properties fo:font-weight="bold" officeooo:rsid="0095bef8" style:font-size-asian="12pt" style:font-weight-asian="bold" style:font-weight-complex="bold"/>
    </style:style>
    <style:style style:name="T37" style:family="text">
      <style:text-properties style:font-name="Liberation Sans" fo:font-size="10pt" fo:background-color="#cccccc" loext:char-shading-value="0" style:font-size-asian="10pt" style:font-size-complex="10pt"/>
    </style:style>
    <style:style style:name="T38" style:family="text">
      <style:text-properties style:font-name="Liberation Sans" fo:font-size="10pt" officeooo:rsid="0055802f" fo:background-color="#cccccc" loext:char-shading-value="0" style:font-size-asian="10pt" style:font-size-complex="10pt"/>
    </style:style>
    <style:style style:name="T39" style:family="text">
      <style:text-properties style:font-name="Liberation Sans" fo:font-size="10pt" fo:language="en" fo:country="US" officeooo:rsid="0055802f" fo:background-color="#cccccc" loext:char-shading-value="0" style:font-size-asian="10pt" style:font-size-complex="10pt"/>
    </style:style>
    <style:style style:name="T40" style:family="text">
      <style:text-properties style:font-name="Liberation Sans" fo:font-size="10pt" fo:language="en" fo:country="US" officeooo:rsid="00916daf" fo:background-color="#cccccc" loext:char-shading-value="0" style:font-size-asian="10pt" style:font-size-complex="10pt"/>
    </style:style>
    <style:style style:name="T41" style:family="text">
      <style:text-properties style:font-name="Liberation Sans" fo:font-weight="normal" officeooo:rsid="0094da59" style:font-weight-asian="normal" style:font-weight-complex="normal"/>
    </style:style>
    <style:style style:name="T42" style:family="text">
      <style:text-properties officeooo:rsid="00971da3"/>
    </style:style>
    <style:style style:name="T43" style:family="text">
      <style:text-properties style:text-line-through-style="none" style:text-line-through-type="none" style:font-name="Liberation Sans"/>
    </style:style>
    <style:style style:name="T44" style:family="text">
      <style:text-properties style:text-line-through-style="none" style:text-line-through-type="none" style:font-name="Liberation Sans" fo:language="en" fo:country="US" officeooo:rsid="0098a8f0"/>
    </style:style>
    <style:style style:name="T45" style:family="text">
      <style:text-properties style:text-line-through-style="none" style:text-line-through-type="none" style:font-name="Liberation Sans" fo:language="ru" fo:country="RU" officeooo:rsid="0098a8f0"/>
    </style:style>
    <style:style style:name="T46" style:family="text">
      <style:text-properties style:text-line-through-style="none" style:text-line-through-type="none" style:font-name="Liberation Sans" fo:language="en" fo:country="US" officeooo:rsid="000a8c19" fo:background-color="#ff0000" loext:char-shading-value="0"/>
    </style:style>
    <style:style style:name="T47" style:family="text">
      <style:text-properties style:text-line-through-style="none" style:text-line-through-type="none" style:font-name="Liberation Sans" fo:background-color="#ff0000" loext:char-shading-value="0"/>
    </style:style>
    <style:style style:name="T48" style:family="text">
      <style:text-properties style:text-line-through-style="none" style:text-line-through-type="none" style:font-name="Liberation Sans" fo:language="en" fo:country="US"/>
    </style:style>
    <style:style style:name="T49" style:family="text">
      <style:text-properties style:text-line-through-style="none" style:text-line-through-type="none" style:font-name="Liberation Sans" fo:language="en" fo:country="US" officeooo:rsid="0029aa02" fo:background-color="#ff0000" loext:char-shading-value="0"/>
    </style:style>
    <style:style style:name="T50" style:family="text">
      <style:text-properties style:text-line-through-style="none" style:text-line-through-type="none" style:font-name="Liberation Sans" fo:language="ru" fo:country="RU" officeooo:rsid="0029aa02" fo:background-color="#ff0000" loext:char-shading-value="0"/>
    </style:style>
    <style:style style:name="T51" style:family="text">
      <style:text-properties style:text-line-through-style="none" style:text-line-through-type="none" style:font-name="Liberation Sans" fo:background-color="#ffbf00" loext:char-shading-value="0"/>
    </style:style>
    <style:style style:name="T52" style:family="text">
      <style:text-properties style:text-line-through-style="none" style:text-line-through-type="none" style:font-name="Liberation Sans" officeooo:rsid="00329b89"/>
    </style:style>
    <style:style style:name="T53" style:family="text">
      <style:text-properties style:text-line-through-style="none" style:text-line-through-type="none" style:font-name="Liberation Sans" fo:font-size="10pt" fo:language="ru" fo:country="RU" officeooo:rsid="0031e304" fo:background-color="#cccccc" loext:char-shading-value="0" style:font-name-asian="NSimSun" style:font-size-asian="10pt" style:font-name-complex="Liberation Mono" style:font-size-complex="10pt"/>
    </style:style>
    <style:style style:name="T54" style:family="text">
      <style:text-properties style:text-line-through-style="none" style:text-line-through-type="none" style:font-name="Liberation Sans" fo:font-size="10pt" fo:language="ru" fo:country="RU" officeooo:rsid="0031e304" fo:background-color="#ff0000" loext:char-shading-value="0" style:font-size-asian="10pt" style:font-size-complex="10pt"/>
    </style:style>
    <style:style style:name="T55" style:family="text">
      <style:text-properties style:text-line-through-style="none" style:text-line-through-type="none" style:font-name="Liberation Sans" fo:language="en" fo:country="US" officeooo:rsid="0080f8c0" fo:background-color="transparent" loext:char-shading-value="0"/>
    </style:style>
    <style:style style:name="T56" style:family="text">
      <style:text-properties style:text-line-through-style="none" style:text-line-through-type="none" style:font-name="Liberation Sans" fo:language="ru" fo:country="RU" officeooo:rsid="0080f8c0" fo:background-color="transparent" loext:char-shading-value="0"/>
    </style:style>
    <style:style style:name="T57" style:family="text">
      <style:text-properties style:text-line-through-style="none" style:text-line-through-type="none" style:font-name="Liberation Sans" fo:language="ru" fo:country="RU" officeooo:rsid="00813b7b" fo:background-color="transparent" loext:char-shading-value="0"/>
    </style:style>
    <style:style style:name="T58" style:family="text">
      <style:text-properties style:text-line-through-style="none" style:text-line-through-type="none" style:font-name="Liberation Sans" fo:language="en" fo:country="US" officeooo:rsid="00813b7b" fo:background-color="transparent" loext:char-shading-value="0"/>
    </style:style>
    <style:style style:name="T59" style:family="text">
      <style:text-properties style:text-line-through-style="none" style:text-line-through-type="none" style:font-name="Liberation Sans" fo:language="ru" fo:country="RU" officeooo:rsid="0080f8c0" fo:background-color="#ffbf00" loext:char-shading-value="0"/>
    </style:style>
    <style:style style:name="T60" style:family="text">
      <style:text-properties style:font-size-asian="12pt"/>
    </style:style>
    <style:style style:name="T61" style:family="text">
      <style:text-properties style:text-line-through-style="none" style:text-line-through-type="none" style:font-name="Liberation Sans" fo:background-color="#cccccc" loext:char-shading-value="0"/>
    </style:style>
    <style:style style:name="T62" style:family="text">
      <style:text-properties style:font-name="Liberation Sans" fo:font-size="18pt" fo:background-color="#cccccc" loext:char-shading-value="0" style:font-size-asian="18pt" style:font-size-complex="18pt"/>
    </style:style>
    <style:style style:name="T63" style:family="text">
      <style:text-properties officeooo:rsid="009e803f"/>
    </style:style>
    <style:style style:name="T64" style:family="text">
      <style:text-properties style:font-name="Liberation Sans" fo:language="en" fo:country="US" fo:font-weight="bold" officeooo:rsid="0098a8f0" style:font-size-asian="12pt" style:font-weight-asian="bold" style:font-weight-complex="bold"/>
    </style:style>
    <style:style style:name="T65" style:family="text">
      <style:text-properties style:text-line-through-style="none" style:text-line-through-type="none" style:font-name="Liberation Sans" fo:font-size="10pt" fo:language="ru" fo:country="RU" officeooo:rsid="0031e304" fo:background-color="#e6e0ec" loext:char-shading-value="0" style:font-size-asian="10pt" style:font-size-complex="10pt"/>
    </style:style>
    <style:style style:name="T66" style:family="text">
      <style:text-properties style:font-name="Liberation Sans" officeooo:rsid="00a775c1"/>
    </style:style>
    <style:style style:name="T67" style:family="text">
      <style:text-properties fo:font-weight="bold" officeooo:rsid="00a775c1" style:font-size-asian="12pt" style:font-weight-asian="bold" style:font-weight-complex="bold"/>
    </style:style>
    <style:style style:name="T68" style:family="text">
      <style:text-properties fo:language="ru" fo:country="RU" officeooo:rsid="00370af3"/>
    </style:style>
    <style:style style:name="T69" style:family="text">
      <style:text-properties officeooo:rsid="001bd564"/>
    </style:style>
    <style:style style:name="T70" style:family="text">
      <style:text-properties style:font-name="Liberation Sans" fo:font-size="10pt" officeooo:rsid="007c8165" style:font-size-asian="10pt" style:font-size-complex="10pt"/>
    </style:style>
    <style:style style:name="T71" style:family="text">
      <style:text-properties style:font-name="Liberation Sans" fo:font-size="10pt" style:font-size-asian="10pt" style:font-size-complex="10pt"/>
    </style:style>
    <style:style style:name="T72" style:family="text">
      <style:text-properties style:font-name="Liberation Sans" officeooo:rsid="00ac48c9"/>
    </style:style>
    <style:style style:name="T73" style:family="text">
      <style:text-properties style:font-name="Liberation Sans" fo:background-color="#81d41a" loext:char-shading-value="0"/>
    </style:style>
    <style:style style:name="T74" style:family="text">
      <style:text-properties fo:language="ru" fo:country="RU" officeooo:rsid="00ada33b"/>
    </style:style>
    <style:style style:name="T75" style:family="text">
      <style:text-properties style:font-name="Liberation Sans" officeooo:rsid="0065c62d"/>
    </style:style>
    <style:style style:name="T76" style:family="text">
      <style:text-properties fo:color="#ff0000" loext:opacity="100%" style:font-name="Liberation Sans" fo:font-size="14pt" fo:language="ru" fo:country="RU" fo:font-weight="bold" style:font-size-asian="14pt" style:font-weight-asian="bold" style:font-size-complex="14pt" style:font-weight-complex="bold"/>
    </style:style>
    <style:style style:name="T77" style:family="text">
      <style:text-properties fo:color="#ff0000" loext:opacity="100%" style:font-name="Liberation Sans" fo:language="ru" fo:country="RU" fo:font-weight="bold" style:font-weight-asian="bold" style:font-weight-complex="bold"/>
    </style:style>
    <style:style style:name="T78" style:family="text">
      <style:text-properties style:font-name="Liberation Sans" fo:font-size="12pt" fo:language="ru" fo:country="RU" fo:font-style="normal" officeooo:rsid="00c0ff83" style:font-size-asian="12pt" style:font-style-asian="normal" style:font-size-complex="12pt" style:font-style-complex="normal"/>
    </style:style>
    <style:style style:name="T79" style:family="text">
      <style:text-properties style:font-name="Liberation Sans" fo:font-size="12pt" fo:language="en" fo:country="US" fo:font-style="normal" officeooo:rsid="00c0ff83" style:font-size-asian="12pt" style:font-style-asian="normal" style:font-size-complex="12pt" style:font-style-complex="normal"/>
    </style:style>
    <style:style style:name="T80" style:family="text">
      <style:text-properties style:font-name="Liberation Sans" fo:font-size="12pt" fo:language="ru" fo:country="RU" officeooo:rsid="00c0ff83" style:font-size-asian="12pt" style:font-size-complex="12pt"/>
    </style:style>
    <style:style style:name="T81" style:family="text">
      <style:text-properties style:font-name="Liberation Sans" fo:font-size="12pt" fo:language="ru" fo:country="RU" officeooo:rsid="00b1dce5" style:font-size-asian="12pt" style:font-size-complex="12pt"/>
    </style:style>
    <style:style style:name="T82" style:family="text">
      <style:text-properties fo:color="#ff0000" loext:opacity="100%" style:font-name="Liberation Sans" fo:font-size="12pt" fo:language="ru" fo:country="RU" fo:font-style="normal" fo:font-weight="bold" officeooo:rsid="00b1dce5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fo:color="#ff0000" loext:opacity="100%" style:font-name="Liberation Sans" fo:font-size="12pt" fo:language="ru" fo:country="RU" fo:font-weight="bold" officeooo:rsid="00b1dce5" style:font-size-asian="12pt" style:font-weight-asian="bold" style:font-size-complex="12pt" style:font-weight-complex="bold"/>
    </style:style>
    <style:style style:name="T84" style:family="text">
      <style:text-properties style:use-window-font-color="true" loext:opacity="0%" style:font-name="Liberation Sans" fo:font-size="12pt" fo:language="ru" fo:country="RU" fo:font-weight="normal" officeooo:rsid="00b1dce5" fo:background-color="transparent" loext:char-shading-value="0" style:font-size-asian="12pt" style:font-weight-asian="normal" style:font-size-complex="12pt" style:font-weight-complex="normal"/>
    </style:style>
    <style:style style:name="T85" style:family="text">
      <style:text-properties style:font-name="Liberation Sans" fo:font-size="12pt" fo:language="ru" fo:country="RU" officeooo:rsid="008a8b44" style:font-size-asian="12pt" style:font-size-complex="12pt"/>
    </style:style>
    <style:style style:name="T86" style:family="text">
      <style:text-properties style:font-name="Liberation Sans" fo:font-size="12pt" fo:language="ru" fo:country="RU" fo:font-weight="bold" officeooo:rsid="008a8b44" fo:background-color="transparent" loext:char-shading-value="0" style:font-size-asian="12pt" style:font-weight-asian="bold" style:font-size-complex="12pt" style:font-weight-complex="bold"/>
    </style:style>
    <style:style style:name="T87" style:family="text">
      <style:text-properties style:font-name="Liberation Sans" fo:font-size="12pt" fo:language="ru" fo:country="RU" officeooo:rsid="00b1dce5" fo:background-color="transparent" loext:char-shading-value="0" style:font-size-asian="12pt" style:font-size-complex="12pt"/>
    </style:style>
    <style:style style:name="T88" style:family="text">
      <style:text-properties fo:color="#ff0000" loext:opacity="100%" style:font-name="Liberation Sans" fo:font-size="12pt" fo:language="ru" fo:country="RU" fo:font-weight="bold" officeooo:rsid="00b38c8e" fo:background-color="transparent" loext:char-shading-value="0" style:font-size-asian="12pt" style:font-weight-asian="bold" style:font-size-complex="12pt" style:font-weight-complex="bold"/>
    </style:style>
    <style:style style:name="T89" style:family="text">
      <style:text-properties fo:color="#ff0000" loext:opacity="100%" style:font-name="Liberation Sans" fo:font-size="12pt" fo:language="ru" fo:country="RU" fo:font-weight="bold" officeooo:rsid="00b1dce5" fo:background-color="transparent" loext:char-shading-value="0" style:font-size-asian="12pt" style:font-weight-asian="bold" style:font-size-complex="12pt" style:font-weight-complex="bold"/>
    </style:style>
    <style:style style:name="T90" style:family="text">
      <style:text-properties style:font-name="Liberation Sans" fo:font-size="12pt" fo:language="ru" fo:country="RU" officeooo:rsid="008a8b44" fo:background-color="transparent" loext:char-shading-value="0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021_3547992930"/><text:bookmark-start text:name="__DdeLink__2219_158848285"/><text:bookmark-start text:name="__DdeLink__2228_158848285"/><text:bookmark-start text:name="__DdeLink__1285_553751107"/><text:span text:style-name="T1">С</text:span><text:span text:style-name="T2">оздани</text:span><text:span text:style-name="T1">е </text:span><text:span text:style-name="T3">серверного и клиентского корневых сертифкатов</text:span><text:span text:style-name="T4">,</text:span><text:span text:style-name="T2"> </text:span><text:span text:style-name="T3">а так же </text:span><text:span text:style-name="T5">серверного и клиентского </text:span><text:span text:style-name="T6">(</text:span><text:span text:style-name="T2">самоподписанн</text:span><text:span text:style-name="T7">ых</text:span><text:span text:style-name="T6">)</text:span><text:span text:style-name="T2"> сертификат</text:span><text:span text:style-name="T8">ов</text:span><text:span text:style-name="T2"> на 10 лет в формат</text:span><text:span text:style-name="T4">ах</text:span><text:span text:style-name="T2"> </text:span><text:span text:style-name="Source_20_Text"><text:span text:style-name="T9">.pem</text:span></text:span><text:span text:style-name="T2"> для</text:span><text:span text:style-name="T10"> </text:span><text:span text:style-name="T11">протоколо</text:span><text:span text:style-name="T12">в</text:span><text:span text:style-name="T11"> </text:span><text:span text:style-name="T13">MQTT</text:span><text:span text:style-name="T12"> и</text:span><text:span text:style-name="T14"> </text:span><text:span text:style-name="T15">QUIC</text:span><text:span text:style-name="T14"> </text:span><text:span text:style-name="T12">с</text:span><text:span text:style-name="T16"> </text:span><text:span text:style-name="T11">поддержкой</text:span><text:span text:style-name="T14"> </text:span><text:span text:style-name="T15">m</text:span><text:span text:style-name="T17">TLS</text:span><text:span text:style-name="T2"> (</text:span><text:span text:style-name="T18">для</text:span><text:span text:style-name="T2"> IP-адреса </text:span><text:span text:style-name="T18">или </text:span><text:span text:style-name="Source_20_Text"><text:span text:style-name="T19">домена</text:span></text:span><text:span text:style-name="Source_20_Text"><text:span text:style-name="T12">)</text:span></text:span><text:span text:style-name="T2">.</text:span></text:p>
      <text:p text:style-name="P2"><text:span text:style-name="Source_20_Text"><text:span text:style-name="T20"/></text:span></text:p>
      <text:h text:style-name="P3" text:outline-level="3">1. Создание корневого сертификата для сервера</text:h>
      <text:p text:style-name="P4">Этот CA будет использоваться для подписи серверного сертификата.</text:p>
      <text:h text:style-name="P5" text:outline-level="4">Создание приватного ключа для серверного CA:</text:h>
      <text:p text:style-name="P6"><text:span text:style-name="Source_20_Text"><text:span text:style-name="T21">openssl genpkey -algorithm RSA -out server-ca-key.pem -pkeyopt rsa_keygen_bits:2048</text:span></text:span></text:p>
      <text:p text:style-name="P4"><text:span text:style-name="T22">Создание самоподписанного корневого сертификата для сервера на 10 лет</text:span>:</text:p>
      <text:p text:style-name="P7"><text:span text:style-name="Source_20_Text"><text:span text:style-name="T23">openssl req -x509 -new -nodes -key server-ca-key.pem -sha256 -days 3650 -out server-cacert.pem -subj "/CN=</text:span></text:span><text:span text:style-name="Source_20_Text"><text:span text:style-name="T24">FiR</text:span></text:span><text:span text:style-name="Source_20_Text"><text:span text:style-name="T25">eMQ</text:span></text:span><text:span text:style-name="Source_20_Text"><text:span text:style-name="T26">_</text:span></text:span><text:span text:style-name="Source_20_Text"><text:span text:style-name="T23">Server_CA"</text:span></text:span></text:p>
      <text:list text:style-name="L1">
        <text:list-item>
          <text:p text:style-name="P8"><text:span text:style-name="Source_20_Text"><text:span text:style-name="T27">-x509</text:span></text:span><text:span text:style-name="T2">: Указывает, что сертификат будет самоподписан.</text:span></text:p>
        </text:list-item>
        <text:list-item>
          <text:p text:style-name="P8"><text:span text:style-name="Source_20_Text"><text:span text:style-name="T27">-days 3650</text:span></text:span><text:span text:style-name="T2">: Сертификат будет действителен 10 лет.</text:span></text:p>
        </text:list-item>
        <text:list-item>
          <text:p text:style-name="P9"><text:span text:style-name="Source_20_Text"><text:span text:style-name="T27">-subj "/CN=</text:span></text:span><text:span text:style-name="Source_20_Text"><text:span text:style-name="T28">FiReMQ</text:span></text:span><text:span text:style-name="Source_20_Text"><text:span text:style-name="T29">_Server_CA</text:span></text:span><text:span text:style-name="Source_20_Text"><text:span text:style-name="T27">"</text:span></text:span><text:span text:style-name="T2">: </text:span><text:span text:style-name="T30">Б</text:span><text:span text:style-name="T2">удет отображаться как </text:span><text:span text:style-name="Strong_20_Emphasis"><text:span text:style-name="T31">название </text:span></text:span><text:span text:style-name="Strong_20_Emphasis"><text:span text:style-name="T32">серверного </text:span></text:span><text:span text:style-name="Strong_20_Emphasis"><text:span text:style-name="T31">корневого удостоверяющего центра (CA)</text:span></text:span><text:span text:style-name="T2">, </text:span><text:span text:style-name="T30">для удобства отладки</text:span><text:span text:style-name="T2">.</text:span></text:p>
        </text:list-item>
      </text:list>
      <text:h text:style-name="P10" text:outline-level="3"/>
      <text:h text:style-name="P10" text:outline-level="3"><text:span text:style-name="T33">2</text:span>. Создание корневого сертификата для <text:span text:style-name="T33">клиента</text:span></text:h>
      <text:p text:style-name="P11">Этот CA будет использоваться для подписи <text:span text:style-name="T34">клиентских</text:span> сертификат<text:span text:style-name="T34">ов</text:span>.</text:p>
      <text:h text:style-name="P12" text:outline-level="4">Создание приватного ключа для <text:span text:style-name="T35">клиентского</text:span> CA:</text:h>
      <text:p text:style-name="P13"><text:span text:style-name="Source_20_Text"><text:span text:style-name="T21">openssl genpkey -algorithm RSA -out client-ca-key.pem -pkeyopt rsa_keygen_bits:2048</text:span></text:span></text:p>
      <text:p text:style-name="P11"><text:span text:style-name="T22">Создание самоподписанного корневого сертификата для </text:span><text:span text:style-name="T36">клиента</text:span><text:span text:style-name="T22"> на 10 лет</text:span>:</text:p>
      <text:p text:style-name="P14"><text:span text:style-name="Source_20_Text"><text:span text:style-name="T21">openssl req -x509 -new -nodes -key client-ca-key.pem -sha256 -days 3650 -out client-cacert.pem -subj</text:span></text:span><text:span text:style-name="Source_20_Text"><text:span text:style-name="T37"> "/CN=</text:span></text:span><text:span text:style-name="Source_20_Text"><text:span text:style-name="T38">FiR</text:span></text:span><text:span text:style-name="Source_20_Text"><text:span text:style-name="T39">eMQ</text:span></text:span><text:span text:style-name="Source_20_Text"><text:span text:style-name="T40">_Client</text:span></text:span><text:span text:style-name="Source_20_Text"><text:span text:style-name="T37">_CA"</text:span></text:span></text:p>
      <text:list text:continue-numbering="true" text:style-name="L1">
        <text:list-item>
          <text:p text:style-name="P15"><text:span text:style-name="Source_20_Text"><text:span text:style-name="T27">-x509</text:span></text:span><text:span text:style-name="T2">: Указывает, что сертификат будет самоподписан.</text:span></text:p>
        </text:list-item>
        <text:list-item>
          <text:p text:style-name="P15"><text:span text:style-name="Source_20_Text"><text:span text:style-name="T27">-days 3650</text:span></text:span><text:span text:style-name="T2">: Сертификат будет действителен 10 лет.</text:span></text:p>
        </text:list-item>
        <text:list-item>
          <text:p text:style-name="P16"><text:span text:style-name="Source_20_Text"><text:span text:style-name="T27">-subj "/CN=</text:span></text:span><text:span text:style-name="Source_20_Text"><text:span text:style-name="T28">FiReMQ</text:span></text:span><text:span text:style-name="Source_20_Text"><text:span text:style-name="T29">_Client_CA</text:span></text:span><text:span text:style-name="Source_20_Text"><text:span text:style-name="T27">"</text:span></text:span><text:span text:style-name="T2">: </text:span><text:span text:style-name="T30">Б</text:span><text:span text:style-name="T2">удет отображаться как </text:span><text:span text:style-name="Strong_20_Emphasis"><text:span text:style-name="T31">название </text:span></text:span><text:span text:style-name="Strong_20_Emphasis"><text:span text:style-name="T41">клиентского</text:span></text:span><text:span text:style-name="Strong_20_Emphasis"><text:span text:style-name="T32"> </text:span></text:span><text:span text:style-name="Strong_20_Emphasis"><text:span text:style-name="T31">корневого удостоверяющего центра (CA)</text:span></text:span><text:span text:style-name="T2">, </text:span><text:span text:style-name="T30">для удобства отладки</text:span><text:span text:style-name="T2">.</text:span></text:p>
        </text:list-item>
      </text:list>
      <text:h text:style-name="P10" text:outline-level="3"/>
      <text:h text:style-name="P3" text:outline-level="3"><text:span text:style-name="T42">3</text:span>. Создание серверного сертификата</text:h>
      <text:p text:style-name="P17">Серверный сертификат будет подписан серверным CA. <text:span text:style-name="T42">В</text:span> SAN <text:span text:style-name="T42">у</text:span>ка<text:span text:style-name="T42">зывается</text:span> IP-адрес.</text:p>
      <text:p text:style-name="P18"/>
      <text:h text:style-name="P19" text:outline-level="4"><text:soft-page-break/><text:span text:style-name="T43">Создание файла конфигурации для </text:span><text:span text:style-name="T44">SAN c </text:span><text:span text:style-name="T43">указани</text:span><text:span text:style-name="T45">ем</text:span><text:span text:style-name="T43"> IP </text:span><text:span text:style-name="Source_20_Text"><text:span text:style-name="T46">77</text:span></text:span><text:span text:style-name="Source_20_Text"><text:span text:style-name="T47">.</text:span></text:span><text:span text:style-name="Source_20_Text"><text:span text:style-name="T46">77</text:span></text:span><text:span text:style-name="Source_20_Text"><text:span text:style-name="T47">.</text:span></text:span><text:span text:style-name="Source_20_Text"><text:span text:style-name="T46">77</text:span></text:span><text:span text:style-name="Source_20_Text"><text:span text:style-name="T47">.</text:span></text:span><text:span text:style-name="Source_20_Text"><text:span text:style-name="T46">77</text:span></text:span><text:span text:style-name="Source_20_Text"><text:span text:style-name="T48">(</text:span></text:span><text:span text:style-name="Source_20_Text"><text:span text:style-name="T49">ЗАМЕНИТЬ</text:span></text:span><text:span text:style-name="Source_20_Text"><text:span text:style-name="T50"> НА СВОЙ БЕЛЫЙ </text:span></text:span><text:span text:style-name="Source_20_Text"><text:span text:style-name="T49">IP</text:span></text:span><text:span text:style-name="Source_20_Text"><text:span text:style-name="T48">)</text:span></text:span><text:span text:style-name="T43">:</text:span></text:h>
      <text:p text:style-name="P20"><text:span text:style-name="T43">Создайте файл </text:span><text:span text:style-name="Source_20_Text"><text:span text:style-name="T51">server-ext.cnf</text:span></text:span><text:span text:style-name="T43"> с </text:span><text:span text:style-name="T52">заданным </text:span><text:span text:style-name="T43">содержимым:</text:span></text:p>
      <text:p text:style-name="P21"><text:span text:style-name="Source_20_Text"><text:span text:style-name="T53">echo -e "[ req ]\ndefault_bits = 2048\nprompt = no\ndistinguished_name = dn\nreq_extensions = req_ext\n\n[ dn ]\nCN = </text:span></text:span><text:span text:style-name="Source_20_Text"><text:span text:style-name="T54">77.77.77.77</text:span></text:span><text:span text:style-name="Source_20_Text"><text:span text:style-name="T53">\n\n[ req_ext ]\nsubjectAltName = @alt_names\n\n[ alt_names ]\nIP.1 = </text:span></text:span><text:span text:style-name="Source_20_Text"><text:span text:style-name="T54">77.77.77.77</text:span></text:span><text:span text:style-name="Source_20_Text"><text:span text:style-name="T53">" &gt; server-ext.cnf</text:span></text:span></text:p>
      <text:p text:style-name="P22"><text:span text:style-name="Source_20_Text"><text:span text:style-name="T55">P.S. Если нужно </text:span></text:span><text:span text:style-name="Source_20_Text"><text:span text:style-name="T56">указать домен, </text:span></text:span><text:span text:style-name="Source_20_Text"><text:span text:style-name="T57">вместо</text:span></text:span><text:span text:style-name="Source_20_Text"><text:span text:style-name="T58"> IP-</text:span></text:span><text:span text:style-name="Source_20_Text"><text:span text:style-name="T57">адреса,</text:span></text:span><text:span text:style-name="Source_20_Text"><text:span text:style-name="T55"> </text:span></text:span><text:span text:style-name="Source_20_Text"><text:span text:style-name="T56">тогда нужно заменить «</text:span></text:span><text:span text:style-name="Source_20_Text"><text:span text:style-name="T59">IP.1 = 77.77.77.77</text:span></text:span><text:span text:style-name="Source_20_Text"><text:span text:style-name="T56">» на «</text:span></text:span><text:span text:style-name="Source_20_Text"><text:span text:style-name="T59">DNS.1 = your.domain.com</text:span></text:span><text:span text:style-name="Source_20_Text"><text:span text:style-name="T56">».</text:span></text:span></text:p>
      <text:h text:style-name="P23" text:outline-level="4">Создание приватного ключа сервера:</text:h>
      <text:p text:style-name="P24"><text:span text:style-name="Source_20_Text"><text:span text:style-name="T53">openssl genpkey -algorithm RSA -out server-key.pem -pkeyopt rsa_keygen_bits:2048</text:span></text:span></text:p>
      <text:p text:style-name="P25"><text:span text:style-name="T22">Создание запроса на сертификат для сервера</text:span>:</text:p>
      <text:p text:style-name="P26"><text:span text:style-name="Source_20_Text"><text:span text:style-name="T53">openssl req -new -key server-key.pem -out server.csr -config server-ext.cnf</text:span></text:span></text:p>
      <text:p text:style-name="P27">Подпись серверного сертификата с использованием <text:span text:style-name="T60">серверного </text:span>CA:</text:p>
      <text:p text:style-name="P28"><text:span text:style-name="Source_20_Text"><text:span text:style-name="T61">openssl x509 -req -in server.csr -CA server-cacert.pem -CAkey server-ca-key.pem -CAcreateserial -out server-cert.pem -days 3650 -sha256 -extfile server-ext.cnf -extensions req_ext</text:span></text:span></text:p>
      <text:h text:style-name="Heading_20_3" text:outline-level="3"><text:span text:style-name="Source_20_Text"><text:span text:style-name="T62"/></text:span></text:h>
      <text:h text:style-name="P3" text:outline-level="3"><text:span text:style-name="T63">4</text:span>. Создание клиентского сертификата</text:h>
      <text:p text:style-name="P4">Клиентский сертификат будет подписан клиентским CA. Для клиента SAN менее важен, но мы оставим его для консистентности.</text:p>
      <text:h text:style-name="P29" text:outline-level="4"><text:span text:style-name="T43">Создание файла конфигурации для </text:span><text:span text:style-name="T64">клиента (SAN опционален)</text:span></text:h>
      <text:p text:style-name="P30"><text:span text:style-name="T43">Создайте файл </text:span><text:span text:style-name="T51">client</text:span><text:span text:style-name="Source_20_Text"><text:span text:style-name="T51">-ext.cnf</text:span></text:span><text:span text:style-name="T43"> с </text:span><text:span text:style-name="T52">заданным </text:span><text:span text:style-name="T43">содержимым:</text:span></text:p>
      <text:p text:style-name="P31"><text:span text:style-name="Source_20_Text"><text:span text:style-name="T53">echo -e "[ req ]\ndefault_bits = 2048\nprompt = no\ndistinguished_name = dn\nreq_extensions = req_ext\n\n[ dn ]\nCN = </text:span></text:span><text:span text:style-name="Source_20_Text"><text:span text:style-name="T65">client</text:span></text:span><text:span text:style-name="Source_20_Text"><text:span text:style-name="T53">\n\n[ req_ext ]\nsubjectAltName = @alt_names\n\n[ alt_names ]\nIP.1 =</text:span></text:span><text:span text:style-name="Source_20_Text"><text:span text:style-name="T65">client</text:span></text:span><text:span text:style-name="Source_20_Text"><text:span text:style-name="T53">" &gt; server-ext.cnf</text:span></text:span></text:p>
      <text:h text:style-name="P32" text:outline-level="4"><text:span text:style-name="T2">Создание приватного ключа </text:span><text:span text:style-name="T66">клиента</text:span><text:span text:style-name="T2">:</text:span></text:h>
      <text:p text:style-name="P31"><text:span text:style-name="Source_20_Text"><text:span text:style-name="T53">openssl genpkey -algorithm RSA -out client-key.pem -pkeyopt rsa_keygen_bits:2048</text:span></text:span></text:p>
      <text:p text:style-name="P33"><text:span text:style-name="T22">Создание запроса на сертификат для </text:span><text:span text:style-name="T67">клиента</text:span>:</text:p>
      <text:p text:style-name="P31"><text:span text:style-name="Source_20_Text"><text:span text:style-name="T53">openssl req -new -key client-key.pem -out client.csr -config client-ext.cnf</text:span></text:span></text:p>
      <text:h text:style-name="P34" text:outline-level="4">Подпись <text:span text:style-name="T22">клиентского</text:span> сертификата с использованием <text:span text:style-name="T22">клиентского </text:span>CA:</text:h>
      <text:p text:style-name="P35"><text:span text:style-name="Source_20_Text"><text:span text:style-name="T61">openssl x509 -req -in client.csr -CA client-cacert.pem -CAkey client-ca-key.pem -CAcreateserial -out client-cert.pem -days 3650 -sha256 -extfile client-ext.cnf -extensions req_ext</text:span></text:span></text:p>
      <text:h text:style-name="P36" text:outline-level="3"><text:soft-page-break/><text:span text:style-name="Source_20_Text"><text:span text:style-name="T62"/></text:span></text:h>
      <text:h text:style-name="P37" text:outline-level="3"><text:span text:style-name="T68">Удаляем ненужные файлы</text:span><text:span text:style-name="T69">:</text:span></text:h>
      <text:p text:style-name="P38"><text:span text:style-name="Source_20_Text"><text:span text:style-name="T70">rm</text:span></text:span><text:span text:style-name="Source_20_Text"><text:span text:style-name="T71"> client-cacert.srl client-ca-key.pem server-cacert.srl server-ca-key.pem client-ext.cnf server-ext.cnf</text:span></text:span></text:p>
      <text:h text:style-name="P39" text:outline-level="3">Результат:</text:h>
      <text:list text:style-name="L2">
        <text:list-item>
          <text:p text:style-name="P40"><text:span text:style-name="Source_20_Text"><text:span text:style-name="T27">server-cacert.pem</text:span></text:span><text:span text:style-name="T2">: Корневой сертификат </text:span><text:span text:style-name="T72">сервера</text:span></text:p>
        </text:list-item>
        <text:list-item>
          <text:p text:style-name="P41"><text:span text:style-name="Source_20_Text"><text:span text:style-name="T27">server-cert.pem</text:span></text:span><text:span text:style-name="T2">: Серверный сертификат</text:span></text:p>
        </text:list-item>
        <text:list-item>
          <text:p text:style-name="P40"><text:span text:style-name="Source_20_Text"><text:span text:style-name="T27">server-key.pem</text:span></text:span><text:span text:style-name="T2">: Приватный ключ сервера</text:span></text:p>
        </text:list-item>
        <text:list-item>
          <text:p text:style-name="P42"><text:span text:style-name="Source_20_Text"><text:span text:style-name="T73">client-cacert.pem</text:span></text:span>: Корневой сертификат <text:span text:style-name="T74">клиента</text:span></text:p>
        </text:list-item>
        <text:list-item>
          <text:p text:style-name="P41"><text:span text:style-name="Source_20_Text"><text:span text:style-name="T73">client-cert.pem</text:span></text:span><text:span text:style-name="T2">: </text:span><text:span text:style-name="T75">К</text:span><text:span text:style-name="T2">лиент</text:span><text:span text:style-name="T75">ский сертификат</text:span></text:p>
        </text:list-item>
        <text:list-item>
          <text:p text:style-name="P43"><text:span text:style-name="Source_20_Text"><text:span text:style-name="T73">client-key.pem</text:span></text:span><text:span text:style-name="T2">: Приватный ключ клиента</text:span></text:p>
        </text:list-item>
      </text:list>
      <text:h text:style-name="P44" text:outline-level="3"/>
      <text:p text:style-name="P45"><text:span text:style-name="Source_20_Text"><text:span text:style-name="T10"/></text:span></text:p>
      <text:p text:style-name="P46"><text:span text:style-name="Source_20_Text"><text:span text:style-name="T76">Примечание</text:span></text:span><text:span text:style-name="Source_20_Text"><text:span text:style-name="T77">:</text:span></text:span></text:p>
      <text:p text:style-name="P47"><text:span text:style-name="Source_20_Text"><text:span text:style-name="T78">Для корректной работы </text:span></text:span><text:span text:style-name="Source_20_Text"><text:span text:style-name="T79">mTLS </text:span></text:span><text:span text:style-name="Source_20_Text"><text:span text:style-name="T78">меняем </text:span></text:span><text:span text:style-name="Source_20_Text"><text:span text:style-name="T79">CA </text:span></text:span><text:span text:style-name="Source_20_Text"><text:span text:style-name="T78">сертификаты местами между клиентом и сервером, что бы они проверяли друг друга.</text:span></text:span></text:p>
      <text:p text:style-name="P47"><text:span text:style-name="Source_20_Text"><text:span text:style-name="T80"/></text:span></text:p>
      <text:p text:style-name="P48"><text:span text:style-name="Source_20_Text"><text:span text:style-name="T81">С </text:span></text:span><text:span text:style-name="Source_20_Text"><text:span text:style-name="T82">серверной</text:span></text:span><text:span text:style-name="Source_20_Text"><text:span text:style-name="T83"> </text:span></text:span><text:span text:style-name="Source_20_Text"><text:span text:style-name="T84">стороны</text:span></text:span><text:span text:style-name="Source_20_Text"><text:span text:style-name="T81"> должны быть сертифкаты:</text:span></text:span><text:span text:style-name="Source_20_Text"><text:span text:style-name="T85"> «</text:span></text:span><text:span text:style-name="Source_20_Text"><text:span text:style-name="T86">client-cacert.pem</text:span></text:span><text:span text:style-name="Source_20_Text"><text:span text:style-name="T85">», «</text:span></text:span><text:span text:style-name="Source_20_Text"><text:span text:style-name="T86">server-cert.pem</text:span></text:span><text:span text:style-name="Source_20_Text"><text:span text:style-name="T85">» и «</text:span></text:span><text:span text:style-name="Source_20_Text"><text:span text:style-name="T86">server-key.pem</text:span></text:span><text:span text:style-name="Source_20_Text"><text:span text:style-name="T85">»</text:span></text:span><text:bookmark-end text:name="__DdeLink__2228_158848285"/><text:bookmark-end text:name="__DdeLink__2219_158848285"/><text:bookmark-end text:name="__DdeLink__1021_3547992930"/><text:bookmark-end text:name="__DdeLink__1285_553751107"/><text:span text:style-name="Source_20_Text"><text:span text:style-name="T85">.</text:span></text:span></text:p>
      <text:p text:style-name="P49"><text:span text:style-name="Source_20_Text"><text:span text:style-name="T85"/></text:span></text:p>
      <text:p text:style-name="P50"><text:span text:style-name="Source_20_Text"><text:span text:style-name="T87">С </text:span></text:span><text:span text:style-name="Source_20_Text"><text:span text:style-name="T88">клиентской</text:span></text:span><text:span text:style-name="Source_20_Text"><text:span text:style-name="T89"> </text:span></text:span><text:span text:style-name="Source_20_Text"><text:span text:style-name="T84">стороны</text:span></text:span><text:span text:style-name="Source_20_Text"><text:span text:style-name="T87"> должны быть сертифкаты:</text:span></text:span><text:span text:style-name="Source_20_Text"><text:span text:style-name="T90"> «</text:span></text:span><text:span text:style-name="Source_20_Text"><text:span text:style-name="T86">server-cacert.pem</text:span></text:span><text:span text:style-name="Source_20_Text"><text:span text:style-name="T90">», «</text:span></text:span><text:span text:style-name="Source_20_Text"><text:span text:style-name="T86">client-cert.pem</text:span></text:span><text:span text:style-name="Source_20_Text"><text:span text:style-name="T90">» и «</text:span></text:span><text:span text:style-name="Source_20_Text"><text:span text:style-name="T86">client-key.pem</text:span></text:span><text:span text:style-name="Source_20_Text"><text:span text:style-name="T90">».</text:span></text:span></text:p>
      <text:p text:style-name="P50"><text:span text:style-name="Source_20_Text"><text:span text:style-name="T90"/></text:span></text:p>
      <text:p text:style-name="P50"><text:span text:style-name="Source_20_Text"><text:span text:style-name="T9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46cm" fo:margin-right="1.5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08T13:17:49.262000000</meta:creation-date>
    <dc:date>2025-06-10T17:12:21.401654500</dc:date>
    <meta:editing-duration>PT9H14M40S</meta:editing-duration>
    <meta:editing-cycles>176</meta:editing-cycles>
    <meta:generator>LibreOffice/25.2.2.2$Windows_X86_64 LibreOffice_project/7370d4be9e3cf6031a51beef54ff3bda878e3fac</meta:generator>
    <meta:document-statistic meta:table-count="0" meta:image-count="0" meta:object-count="0" meta:page-count="3" meta:paragraph-count="55" meta:word-count="515" meta:character-count="4298" meta:non-whitespace-character-count="3850"/>
  </office:meta>
</office:document-meta>
</file>